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rsid="0021037a" officeooo:paragraph-rsid="0021037a"/>
    </style:style>
    <style:style style:name="P3" style:family="paragraph" style:parent-style-name="Standard">
      <style:paragraph-properties fo:line-height="150%"/>
      <style:text-properties officeooo:rsid="001ed0e6" officeooo:paragraph-rsid="0021037a"/>
    </style:style>
    <style:style style:name="T1" style:family="text">
      <style:text-properties officeooo:rsid="0021037a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Dicionário de dados</text:span></text:p>
      <text:p text:style-name="P3"><text:span text:style-name="T1">Lista de entidades:</text:span></text:p>
      <text:p text:style-name="P2">Hospiatl</text:p>
      <text:p text:style-name="P2">Funcionario</text:p>
      <text:p text:style-name="P2">Medico</text:p>
      <text:p text:style-name="P2">Enfermeira</text:p>
      <text:p text:style-name="P2">Equipe</text:p>
      <text:p text:style-name="P2">Cirurgia</text:p>
      <text:p text:style-name="P2">Internacao</text:p>
      <text:p text:style-name="P2">Prontuario</text:p>
      <text:p text:style-name="P2">Doenca</text:p>
      <text:p text:style-name="P2">paciente</text:p>
      <text:p text:style-name="P2">visita</text:p>
      <text:p text:style-name="P2">exame</text:p>
      <text:p text:style-name="P2">prescrição</text:p>
      <text:p text:style-name="P2">medicamento</text:p>
      <text:p text:style-name="P2"/>
      <text:p text:style-name="P1">Dicionário de dados: descrição do significado de cada entidade/relacionamento/atributo, o</text:p>
      <text:p text:style-name="P1">domínio dos atributos, todas restrições de integridade não expressas no diagrama, bem como qualquer anotação pertin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3:43:19.303198830</meta:creation-date>
    <dc:date>2018-11-30T05:00:38.221972093</dc:date>
    <meta:editing-duration>PT16M45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18" meta:word-count="46" meta:character-count="362" meta:non-whitespace-character-count="334"/>
  </office:meta>
</office:document-meta>
</file>